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Open Sans" svg:font-family="'Open Sans', Helvetica, Arial, sans-serif"/>
    <style:font-face style:name="PTMonoRegular" svg:font-family="PTMonoRegular"/>
    <style:font-face style:name="Trebuchet MS" svg:font-family="'Trebuchet MS', Verdana, sans-serif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fo:font-variant="normal" fo:text-transform="none" fo:color="#000000" style:font-name="Liberation Serif" fo:font-size="12pt" fo:letter-spacing="normal" officeooo:paragraph-rsid="0018b5a5" style:font-size-asian="12pt" style:font-size-complex="12pt"/>
    </style:style>
    <style:style style:name="P2" style:family="paragraph" style:parent-style-name="Text_20_body">
      <style:text-properties officeooo:paragraph-rsid="0017e9a9"/>
    </style:style>
    <style:style style:name="P3" style:family="paragraph" style:parent-style-name="Text_20_body" style:list-style-name="L1">
      <style:text-properties officeooo:paragraph-rsid="0017e9a9"/>
    </style:style>
    <style:style style:name="P4" style:family="paragraph" style:parent-style-name="Text_20_body" style:list-style-name="L1">
      <style:text-properties fo:font-weight="normal" officeooo:rsid="0017e9a9" officeooo:paragraph-rsid="0018b5a5" style:font-weight-asian="normal" style:font-weight-complex="normal"/>
    </style:style>
    <style:style style:name="P5" style:family="paragraph" style:parent-style-name="Text_20_body" style:list-style-name="L1">
      <style:text-properties fo:font-variant="normal" fo:text-transform="none" fo:color="#000000" style:font-name="Liberation Serif" fo:font-size="12pt" fo:letter-spacing="normal" fo:font-style="normal" fo:font-weight="normal" officeooo:rsid="0018b5a5" officeooo:paragraph-rsid="0018b5a5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cc8d3" officeooo:paragraph-rsid="001cc8d3" style:font-size-asian="12pt" style:font-size-complex="12pt"/>
    </style:style>
    <style:style style:name="P7" style:family="paragraph" style:parent-style-name="Text_20_body" style:list-style-name="L1">
      <style:text-properties fo:font-variant="normal" fo:text-transform="none" fo:color="#000000" style:font-name="Liberation Serif" fo:font-size="12pt" fo:letter-spacing="normal" officeooo:rsid="00204ddb" officeooo:paragraph-rsid="00204ddb" style:font-size-asian="12pt" style:font-size-complex="12pt"/>
    </style:style>
    <style:style style:name="P8" style:family="paragraph" style:parent-style-name="Text_20_body" style:list-style-name="L1">
      <style:text-properties fo:font-variant="normal" fo:text-transform="none" fo:color="#000000" style:font-name="Liberation Serif" fo:font-size="12pt" fo:letter-spacing="normal" officeooo:rsid="0025ec41" officeooo:paragraph-rsid="0025ec41" style:font-size-asian="12pt" style:font-size-complex="12pt"/>
    </style:style>
    <style:style style:name="P9" style:family="paragraph" style:parent-style-name="Text_20_body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text-properties fo:color="#000000" style:font-name="Liberation Serif" fo:font-size="12pt" fo:font-weight="bold" officeooo:paragraph-rsid="0017e9a9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000000" style:font-name="Liberation Serif" fo:font-size="12pt" style:font-size-asian="12pt" style:font-size-complex="12pt"/>
    </style:style>
    <style:style style:name="P12" style:family="paragraph" style:parent-style-name="Text_20_body">
      <style:text-properties fo:color="#000000" style:font-name="Liberation Serif" fo:font-size="12pt" officeooo:rsid="0018b5a5" officeooo:paragraph-rsid="0018b5a5" style:font-size-asian="12pt" style:font-size-complex="12pt"/>
    </style:style>
    <style:style style:name="P13" style:family="paragraph" style:parent-style-name="Text_20_body">
      <style:text-properties fo:color="#000000" style:font-name="Liberation Serif" fo:font-size="12pt" officeooo:rsid="0017e9a9" officeooo:paragraph-rsid="0017e9a9" style:font-size-asian="12pt" style:font-size-complex="12pt"/>
    </style:style>
    <style:style style:name="P14" style:family="paragraph" style:parent-style-name="Text_20_body">
      <style:text-properties fo:color="#000000" style:font-name="Liberation Serif" fo:font-size="12pt" officeooo:rsid="001ab2b0" officeooo:paragraph-rsid="001ab2b0" style:font-size-asian="12pt" style:font-size-complex="12pt"/>
    </style:style>
    <style:style style:name="P15" style:family="paragraph" style:parent-style-name="Text_20_body">
      <style:text-properties fo:color="#000000" style:font-name="Liberation Serif" fo:font-size="12pt" officeooo:rsid="001cc8d3" officeooo:paragraph-rsid="001cc8d3" style:font-size-asian="12pt" style:font-size-complex="12pt"/>
    </style:style>
    <style:style style:name="P16" style:family="paragraph" style:parent-style-name="Text_20_body">
      <style:text-properties fo:color="#000000" style:font-name="Liberation Serif" fo:font-size="12pt" officeooo:rsid="001cc8d3" officeooo:paragraph-rsid="0023bd06" style:font-size-asian="12pt" style:font-size-complex="12pt"/>
    </style:style>
    <style:style style:name="P17" style:family="paragraph" style:parent-style-name="Text_20_body">
      <style:text-properties fo:color="#000000" style:font-name="Liberation Serif" fo:font-size="12pt" officeooo:rsid="00204ddb" officeooo:paragraph-rsid="00204ddb" style:font-size-asian="12pt" style:font-size-complex="12pt"/>
    </style:style>
    <style:style style:name="P18" style:family="paragraph" style:parent-style-name="Text_20_body">
      <style:text-properties fo:color="#000000" style:font-name="Liberation Serif" fo:font-size="12pt" officeooo:rsid="0025ec41" officeooo:paragraph-rsid="0025ec41" style:font-size-asian="12pt" style:font-size-complex="12pt"/>
    </style:style>
    <style:style style:name="P19" style:family="paragraph" style:parent-style-name="Text_20_body" style:list-style-name="L1">
      <style:text-properties fo:color="#000000" style:font-name="Liberation Serif" fo:font-size="12pt" fo:font-weight="normal" officeooo:rsid="0017e9a9" officeooo:paragraph-rsid="0017e9a9" style:font-size-asian="12pt" style:font-weight-asian="normal" style:font-size-complex="12pt" style:font-weight-complex="normal"/>
    </style:style>
    <style:style style:name="P20" style:family="paragraph" style:parent-style-name="Text_20_body" style:list-style-name="L1">
      <style:text-properties fo:color="#000000" style:font-name="Liberation Serif" fo:font-size="12pt" fo:font-weight="normal" officeooo:rsid="0018b5a5" officeooo:paragraph-rsid="0018b5a5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text-properties fo:color="#000000" style:font-name="Liberation Serif" fo:font-size="12pt" fo:font-weight="normal" officeooo:rsid="001ab2b0" officeooo:paragraph-rsid="001cc8d3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text-properties fo:color="#000000" style:font-name="Liberation Serif" fo:font-size="12pt" fo:font-weight="normal" officeooo:rsid="00204ddb" officeooo:paragraph-rsid="00204ddb" style:font-size-asian="12pt" style:font-weight-asian="normal" style:font-size-complex="12pt" style:font-weight-complex="normal"/>
    </style:style>
    <style:style style:name="P23" style:family="paragraph" style:parent-style-name="Text_20_body" style:list-style-name="L1">
      <style:text-properties fo:color="#000000" style:font-name="Liberation Serif" fo:font-size="12pt" fo:font-weight="normal" officeooo:paragraph-rsid="0025ec41" style:font-size-asian="12pt" style:font-size-complex="12pt"/>
    </style:style>
    <style:style style:name="T1" style:family="text">
      <style:text-properties officeooo:rsid="0017e9a9"/>
    </style:style>
    <style:style style:name="T2" style:family="text">
      <style:text-properties fo:font-variant="normal" fo:text-transform="none" fo:color="#000000" style:font-name="Arial" fo:font-size="11.25pt" fo:letter-spacing="normal" fo:font-style="normal" fo:font-weight="bold" fo:padding="0cm" fo:border="none"/>
    </style:style>
    <style:style style:name="T3" style:family="text">
      <style:text-properties fo:font-variant="normal" fo:text-transform="none" fo:color="#000000" style:font-name="Arial" fo:font-size="11.25pt" fo:letter-spacing="normal" fo:font-style="normal" fo:font-weight="normal"/>
    </style:style>
    <style:style style:name="T4" style:family="text">
      <style:text-properties fo:font-variant="normal" fo:text-transform="none" fo:color="#000000" fo:font-size="11.25pt" fo:letter-spacing="normal" fo:font-style="normal" fo:font-weight="bold" fo:padding="0cm" fo:border="none"/>
    </style:style>
    <style:style style:name="T5" style:family="text">
      <style:text-properties fo:font-variant="normal" fo:text-transform="none" fo:color="#000000" fo:font-size="11.25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1.25pt" fo:letter-spacing="normal" fo:font-style="normal" fo:font-weight="bold" fo:padding="0cm" fo:border="none"/>
    </style:style>
    <style:style style:name="T7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8" style:family="text">
      <style:text-properties fo:font-variant="normal" fo:text-transform="none" fo:color="#000000" style:font-name="Liberation Serif" fo:letter-spacing="normal" fo:font-style="normal" fo:font-weight="bold" fo:padding="0cm" fo:border="none"/>
    </style:style>
    <style:style style:name="T9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 fo:padding="0cm" fo:border="none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89da5" style:font-name="Open Sans" fo:font-size="12pt" fo:letter-spacing="normal" fo:font-style="normal" style:text-underline-style="solid" style:text-underline-width="auto" style:text-underline-color="font-color"/>
    </style:style>
    <style:style style:name="T13" style:family="text">
      <style:text-properties fo:font-variant="normal" fo:text-transform="none" fo:color="#189da5" style:font-name="Open Sans" fo:font-size="12pt" fo:letter-spacing="normal" fo:font-style="normal" style:text-underline-style="solid" style:text-underline-width="auto" style:text-underline-color="font-color" officeooo:rsid="0023bd06"/>
    </style:style>
    <style:style style:name="T14" style:family="text">
      <style:text-properties fo:font-variant="normal" fo:text-transform="none" fo:color="#484848" style:font-name="Verdana" fo:font-size="9pt" fo:letter-spacing="normal" fo:font-style="normal"/>
    </style:style>
    <style:style style:name="T15" style:family="text">
      <style:text-properties fo:font-variant="normal" fo:text-transform="none" fo:color="#484848" fo:font-size="9pt" fo:letter-spacing="normal" fo:font-style="normal"/>
    </style:style>
    <style:style style:name="T16" style:family="text">
      <style:text-properties fo:font-variant="normal" fo:text-transform="none" fo:color="#484848" fo:letter-spacing="normal" fo:font-style="normal"/>
    </style:style>
    <style:style style:name="T17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 fo:padding="0cm" fo:border="none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style="normal" fo:font-weight="normal" officeooo:rsid="0018b5a5" style:font-weight-asian="normal" style:font-weight-complex="normal"/>
    </style:style>
    <style:style style:name="T21" style:family="text">
      <style:text-properties fo:color="#000000" style:font-name="Liberation Serif" fo:font-size="12pt" style:font-size-asian="12pt" style:font-size-complex="12pt"/>
    </style:style>
    <style:style style:name="T22" style:family="text">
      <style:text-properties fo:color="#000000" style:font-name="Liberation Serif" fo:font-size="12pt" officeooo:rsid="0017e9a9" style:font-size-asian="12pt" style:font-size-complex="12pt"/>
    </style:style>
    <style:style style:name="T23" style:family="text">
      <style:text-properties fo:color="#000000" style:font-name="Liberation Serif" fo:font-size="12pt" officeooo:rsid="0018b5a5" style:font-size-asian="12pt" style:font-size-complex="12pt"/>
    </style:style>
    <style:style style:name="T24" style:family="text">
      <style:text-properties fo:color="#000000" style:font-name="Liberation Serif" fo:font-size="12pt" officeooo:rsid="001ab2b0" style:font-size-asian="12pt" style:font-size-complex="12pt"/>
    </style:style>
    <style:style style:name="T25" style:family="text">
      <style:text-properties style:font-name="Arial" fo:font-size="9pt" fo:font-style="normal" fo:font-weight="normal" officeooo:rsid="0018b5a5" style:font-weight-asian="normal" style:font-weight-complex="normal"/>
    </style:style>
    <style:style style:name="T26" style:family="text">
      <style:text-properties officeooo:rsid="0018b5a5"/>
    </style:style>
    <style:style style:name="T27" style:family="text">
      <style:text-properties officeooo:rsid="001ab2b0"/>
    </style:style>
    <style:style style:name="T28" style:family="text">
      <style:text-properties officeooo:rsid="00204ddb"/>
    </style:style>
    <style:style style:name="T29" style:family="text">
      <style:text-properties officeooo:rsid="0023bd06"/>
    </style:style>
    <style:style style:name="T30" style:family="text">
      <style:text-properties officeooo:rsid="001ab2b0" style:font-weight-asian="normal" style:font-weight-complex="normal"/>
    </style:style>
    <style:style style:name="T31" style:family="text">
      <style:text-properties officeooo:rsid="0018b5a5" style:font-weight-asian="normal" style:font-weight-complex="normal"/>
    </style:style>
    <style:style style:name="T32" style:family="text">
      <style:text-properties officeooo:rsid="0025ec41" style:font-weight-asian="normal" style:font-weight-complex="normal"/>
    </style:style>
    <style:style style:name="T33" style:family="text">
      <style:text-properties officeooo:rsid="0025ec41"/>
    </style:style>
    <style:style style:name="T34" style:family="text">
      <style:text-properties fo:font-size="9pt" fo:font-style="normal" fo:font-weight="normal" officeooo:rsid="0018b5a5" style:font-weight-asian="normal" style:font-weight-complex="normal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officeooo:rsid="0017e9a9"/>
    </style:style>
    <style:style style:name="T37" style:family="text">
      <style:text-properties style:font-name="Liberation Serif" officeooo:rsid="0018b5a5"/>
    </style:style>
    <style:style style:name="T38" style:family="text">
      <style:text-properties style:font-name="Liberation Serif" officeooo:rsid="001ab2b0"/>
    </style:style>
    <style:style style:name="T39" style:family="text">
      <style:text-properties style:font-name="Liberation Serif" fo:font-size="12pt" style:font-size-asian="12pt" style:font-size-complex="12pt"/>
    </style:style>
    <style:style style:name="T40" style:family="text">
      <style:text-properties style:font-name="Liberation Serif" fo:font-size="12pt" officeooo:rsid="0017e9a9" style:font-size-asian="12pt" style:font-size-complex="12pt"/>
    </style:style>
    <style:style style:name="T41" style:family="text">
      <style:text-properties style:font-name="Liberation Serif" fo:font-size="12pt" officeooo:rsid="0018b5a5" style:font-size-asian="12pt" style:font-size-complex="12pt"/>
    </style:style>
    <style:style style:name="T42" style:family="text">
      <style:text-properties style:font-name="Liberation Serif" fo:font-size="12pt" officeooo:rsid="001ab2b0" style:font-size-asian="12pt" style:font-size-complex="12pt"/>
    </style:style>
    <style:style style:name="T43" style:family="text">
      <style:text-properties officeooo:rsid="002a17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0">Название задачи и url: </text:p>
          </table:table-cell>
        </table:table-row>
        <table:table-row>
          <table:table-cell table:style-name="Таблица1.A2" office:value-type="string">
            <text:p text:style-name="P2"><text:span text:style-name="T22">Цели в Яндекс.Метрика <text:s/></text:span><text:a xlink:type="simple" xlink:href="https://redmine.notamedia.ru/issues/56970">https://redmine.notamedia.ru/issues/56970</text:a><text:span text:style-name="T22"> </text:span></text:p>
          </table:table-cell>
        </table:table-row>
        <table:table-row>
          <table:table-cell table:style-name="Таблица1.A2" office:value-type="string">
            <text:p text:style-name="P9">Краткое описание:</text:p>
          </table:table-cell>
        </table:table-row>
        <table:table-row>
          <table:table-cell table:style-name="Таблица1.A2" office:value-type="string">
            <text:p text:style-name="P12">Поиск рецептов. Рецепт найден</text:p>
            <text:p text:style-name="P13">(Желательно делать в Opera)</text:p>
          </table:table-cell>
        </table:table-row>
        <table:table-row>
          <table:table-cell table:style-name="Таблица1.A2" office:value-type="string">
            <text:p text:style-name="P9">Действия:</text:p>
          </table:table-cell>
        </table:table-row>
        <table:table-row>
          <table:table-cell table:style-name="Таблица1.A2" office:value-type="string">
            <text:list xml:id="list7877389214368360733" text:style-name="L1">
              <text:list-item>
                <text:p text:style-name="P3"><text:span text:style-name="T22">Вызываем консоль разработчика </text:span><text:span text:style-name="Strong_20_Emphasis"><text:span text:style-name="T10">Ctrl</text:span></text:span><text:span text:style-name="T11">+</text:span><text:span text:style-name="Strong_20_Emphasis"><text:span text:style-name="T10">Shift</text:span></text:span><text:span text:style-name="T11">+</text:span><text:span text:style-name="Strong_20_Emphasis"><text:span text:style-name="T10">J</text:span></text:span></text:p>
              </text:list-item>
              <text:list-item>
                <text:p text:style-name="P4"><text:span text:style-name="T21">Заходим на страницу </text:span><text:span text:style-name="T23">поиска рецептов (url: </text:span><text:a xlink:type="simple" xlink:href="https://uslugi.mosreg.ru/zdrav/find_recipe">https://uslugi.mosreg.ru/zdrav/find_recipe</text:a><text:span text:style-name="T23"> ) </text:span><text:span text:style-name="T21"><text:s/></text:span></text:p>
              </text:list-item>
              <text:list-item>
                <text:p text:style-name="P19">В конец url добавляем /?_ym_debug=1</text:p>
              </text:list-item>
              <text:list-item>
                <text:p text:style-name="P20">В поля ввода номера рецепта вводим — 1111111111111111</text:p>
              </text:list-item>
              <text:list-item>
                <text:p text:style-name="P20">Нажимаем кнопку «Найти»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9">Ожидаемый результат:</text:p>
          </table:table-cell>
        </table:table-row>
        <table:table-row>
          <table:table-cell table:style-name="Таблица1.A2" office:value-type="string">
            <text:p text:style-name="P12">В консоли появляется строка - Reach goal. Counter: 29822639. Goal id: find_recipe_success. Params: <text:s/>undefined</text:p>
            <text:p text:style-name="P12">http://joxi.ru/4Ake7v7s3ZWQmq</text:p>
          </table:table-cell>
        </table:table-row>
      </table:table>
      <text:p text:style-name="P11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0">Название задачи и url: </text:p>
          </table:table-cell>
        </table:table-row>
        <table:table-row>
          <table:table-cell table:style-name="Таблица2.A2" office:value-type="string">
            <text:p text:style-name="P2"><text:span text:style-name="T22">Цели в Яндекс.Метрика <text:s/></text:span><text:a xlink:type="simple" xlink:href="https://redmine.notamedia.ru/issues/56970">https://redmine.notamedia.ru/issues/56970</text:a><text:span text:style-name="T22"> </text:span></text:p>
          </table:table-cell>
        </table:table-row>
        <table:table-row>
          <table:table-cell table:style-name="Таблица2.A2" office:value-type="string">
            <text:p text:style-name="P9">Краткое описание:</text:p>
          </table:table-cell>
        </table:table-row>
        <table:table-row>
          <table:table-cell table:style-name="Таблица2.A2" office:value-type="string">
            <text:p text:style-name="P12">Поиск рецептов. Рецепт не найден</text:p>
            <text:p text:style-name="P13">(Желательно делать в Opera)</text:p>
          </table:table-cell>
        </table:table-row>
        <table:table-row>
          <table:table-cell table:style-name="Таблица2.A2" office:value-type="string">
            <text:p text:style-name="P9">Действия:</text:p>
          </table:table-cell>
        </table:table-row>
        <table:table-row>
          <table:table-cell table:style-name="Таблица2.A2" office:value-type="string">
            <text:list xml:id="list114306337503637" text:continue-list="list7877389214368360733" text:style-name="L1">
              <text:list-item text:start-value="1">
                <text:p text:style-name="P3"><text:span text:style-name="T22">Вызываем консоль разработчика </text:span><text:span text:style-name="Strong_20_Emphasis"><text:span text:style-name="T10">Ctrl</text:span></text:span><text:span text:style-name="T11">+</text:span><text:span text:style-name="Strong_20_Emphasis"><text:span text:style-name="T10">Shift</text:span></text:span><text:span text:style-name="T11">+</text:span><text:span text:style-name="Strong_20_Emphasis"><text:span text:style-name="T10">J</text:span></text:span></text:p>
              </text:list-item>
              <text:list-item>
                <text:p text:style-name="P4"><text:span text:style-name="T21">Заходим на страницу </text:span><text:span text:style-name="T23">поиска рецептов (url: </text:span><text:a xlink:type="simple" xlink:href="https://uslugi.mosreg.ru/zdrav/find_recipe">https://uslugi.mosreg.ru/zdrav/find_recipe</text:a><text:span text:style-name="T23"> ) </text:span><text:span text:style-name="T21"><text:s/></text:span></text:p>
              </text:list-item>
              <text:list-item>
                <text:p text:style-name="P19">В конец url добавляем /?_ym_debug=1</text:p>
              </text:list-item>
              <text:list-item>
                <text:p text:style-name="P20">В поля ввода номера рецепта вводим — 0000000000000000</text:p>
              </text:list-item>
              <text:list-item>
                <text:p text:style-name="P20">Нажимаем кнопку «Найти»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9">Ожидаемый результат:</text:p>
          </table:table-cell>
        </table:table-row>
        <table:table-row>
          <table:table-cell table:style-name="Таблица2.A2" office:value-type="string">
            <text:p text:style-name="P12">В консоли появляется строка - Reach goal. Counter: 29822639. Goal id: find_recipe_fail. <text:soft-page-break/>Params: <text:s/>undefined</text:p>
            <text:p text:style-name="P12">http://joxi.ru/vAWZJ4Jsw87P2W</text:p>
          </table:table-cell>
        </table:table-row>
      </table:table>
      <text:p text:style-name="P11"/>
      <text:p text:style-name="P11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0">Название задачи и url: </text:p>
          </table:table-cell>
        </table:table-row>
        <table:table-row>
          <table:table-cell table:style-name="Таблица3.A2" office:value-type="string">
            <text:p text:style-name="P2"><text:span text:style-name="T22">Цели в Яндекс.Метрика <text:s/></text:span><text:a xlink:type="simple" xlink:href="https://redmine.notamedia.ru/issues/56970">https://redmine.notamedia.ru/issues/56970</text:a><text:span text:style-name="T22"> </text:span></text:p>
          </table:table-cell>
        </table:table-row>
        <table:table-row>
          <table:table-cell table:style-name="Таблица3.A2" office:value-type="string">
            <text:p text:style-name="P9">Краткое описание:</text:p>
          </table:table-cell>
        </table:table-row>
        <table:table-row>
          <table:table-cell table:style-name="Таблица3.A2" office:value-type="string">
            <text:p text:style-name="P14">Запись к врачу. Основной сценарий</text:p>
            <text:p text:style-name="P13">(Желательно делать в Opera)</text:p>
          </table:table-cell>
        </table:table-row>
        <table:table-row>
          <table:table-cell table:style-name="Таблица3.A2" office:value-type="string">
            <text:p text:style-name="P9">Действия:</text:p>
          </table:table-cell>
        </table:table-row>
        <table:table-row>
          <table:table-cell table:style-name="Таблица3.A2" office:value-type="string">
            <text:list xml:id="list114304991899274" text:continue-list="list114306337503637" text:style-name="L1">
              <text:list-item text:start-value="1">
                <text:p text:style-name="P3"><text:span text:style-name="T22">Вызываем консоль разработчика </text:span><text:span text:style-name="Strong_20_Emphasis"><text:span text:style-name="T10">Ctrl</text:span></text:span><text:span text:style-name="T11">+</text:span><text:span text:style-name="Strong_20_Emphasis"><text:span text:style-name="T10">Shift</text:span></text:span><text:span text:style-name="T11">+</text:span><text:span text:style-name="Strong_20_Emphasis"><text:span text:style-name="T10">J</text:span></text:span></text:p>
              </text:list-item>
              <text:list-item>
                <text:p text:style-name="P4"><text:span text:style-name="T21">Заходим на </text:span><text:span text:style-name="T24">главную страницу (url: </text:span><text:a xlink:type="simple" xlink:href="https://uslugi.mosreg.ru/zdrav/find_recipe">https://uslugi.mosreg.ru/zdrav</text:a><text:span text:style-name="T24">) </text:span><text:span text:style-name="T21"><text:s/></text:span></text:p>
              </text:list-item>
              <text:list-item>
                <text:p text:style-name="P19">В конец url добавляем /?_ym_debug=1</text:p>
              </text:list-item>
              <text:list-item>
                <text:p text:style-name="P21">Авторизуемся в ЭР - 5051000882001024 17.08.1999 . <text:span text:style-name="T26">Нажимаем кнопку «Найти»</text:span></text:p>
              </text:list-item>
              <text:list-item>
                <text:p text:style-name="P5">Выбор мед. Учреждения</text:p>
              </text:list-item>
              <text:list-item>
                <text:p text:style-name="P5">Выбор специализации врача</text:p>
              </text:list-item>
              <text:list-item>
                <text:p text:style-name="P1"><text:span text:style-name="T20">Создание записи к врачу</text:span>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9">Ожидаемый результат:</text:p>
          </table:table-cell>
        </table:table-row>
        <table:table-row>
          <table:table-cell table:style-name="Таблица3.A2" office:value-type="string">
            <text:p text:style-name="P15">В консоли появляется строки:</text:p>
            <text:p text:style-name="P15">Шаг 4 - Reach goal. Counter: 29822639. Goal id: doctor_appointment_authorization. Params: <text:s/>undefined</text:p>
            <text:p text:style-name="P15">Шаг 5 - Reach goal. Counter: 29822639. Goal id: doctor_appointment_lpu_select. Params: <text:s/>undefined</text:p>
            <text:p text:style-name="P15">Шаг 6 - Reach goal. Counter: 29822639. Goal id: doctor_appointment_spec_select. Params: <text:s/>undefined</text:p>
            <text:p text:style-name="P15">Шаг 7 - Reach goal. Counter: 29822639. Goal id: doctor_appointment_create_visit. Params: <text:s/>undefined</text:p>
          </table:table-cell>
        </table:table-row>
      </table:table>
      <text:p text:style-name="P11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0">Название задачи и url: </text:p>
          </table:table-cell>
        </table:table-row>
        <table:table-row>
          <table:table-cell table:style-name="Таблица4.A2" office:value-type="string">
            <text:p text:style-name="P2"><text:span text:style-name="T22">Цели в Яндекс.Метрика <text:s/></text:span><text:a xlink:type="simple" xlink:href="https://redmine.notamedia.ru/issues/56970">https://redmine.notamedia.ru/issues/56970</text:a><text:span text:style-name="T22"> </text:span></text:p>
          </table:table-cell>
        </table:table-row>
        <table:table-row>
          <table:table-cell table:style-name="Таблица4.A2" office:value-type="string">
            <text:p text:style-name="P9">Краткое описание:</text:p>
          </table:table-cell>
        </table:table-row>
        <text:soft-page-break/>
        <table:table-row>
          <table:table-cell table:style-name="Таблица4.A2" office:value-type="string">
            <text:p text:style-name="P15">Отмена записи к врачу</text:p>
            <text:p text:style-name="P13">(Желательно делать в Opera)</text:p>
          </table:table-cell>
        </table:table-row>
        <table:table-row>
          <table:table-cell table:style-name="Таблица4.A2" office:value-type="string">
            <text:p text:style-name="P9">Действия:</text:p>
          </table:table-cell>
        </table:table-row>
        <table:table-row>
          <table:table-cell table:style-name="Таблица4.A2" office:value-type="string">
            <text:list xml:id="list114306049820437" text:continue-list="list114304991899274" text:style-name="L1">
              <text:list-item text:start-value="1">
                <text:p text:style-name="P3"><text:span text:style-name="T22">Вызываем консоль разработчика </text:span><text:span text:style-name="Strong_20_Emphasis"><text:span text:style-name="T10">Ctrl</text:span></text:span><text:span text:style-name="T11">+</text:span><text:span text:style-name="Strong_20_Emphasis"><text:span text:style-name="T10">Shift</text:span></text:span><text:span text:style-name="T11">+</text:span><text:span text:style-name="Strong_20_Emphasis"><text:span text:style-name="T10">J</text:span></text:span></text:p>
              </text:list-item>
              <text:list-item>
                <text:p text:style-name="P4"><text:span text:style-name="T21">Заходим на </text:span><text:span text:style-name="T24">главную страницу (url: </text:span><text:a xlink:type="simple" xlink:href="https://uslugi.mosreg.ru/zdrav/find_recipe">https://uslugi.mosreg.ru/zdrav</text:a><text:span text:style-name="T24">) </text:span><text:span text:style-name="T21"><text:s/></text:span></text:p>
              </text:list-item>
              <text:list-item>
                <text:p text:style-name="P19">В конец url добавляем /?_ym_debug=1</text:p>
              </text:list-item>
              <text:list-item>
                <text:p text:style-name="P21">Авторизуемся в ЭР - 5051000882001024 17.08.1999 . <text:span text:style-name="T26">Нажимаем кнопку «Найти»</text:span></text:p>
              </text:list-item>
              <text:list-item>
                <text:p text:style-name="P7">Записываемся к врачу (если в разделе «Запись на прием» нет записей) </text:p>
              </text:list-item>
              <text:list-item>
                <text:p text:style-name="P7">Нажимаем «Подробнее» и отменяем запись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9">Ожидаемый результат:</text:p>
          </table:table-cell>
        </table:table-row>
        <table:table-row>
          <table:table-cell table:style-name="Таблица4.A2" office:value-type="string">
            <text:p text:style-name="P15">В консоли появляется строки:</text:p>
            <text:p text:style-name="P17">Reach goal. Counter: 29822639. Goal id: doctor_appointment_cancel_visit. Params: <text:s/>undefined</text:p>
          </table:table-cell>
        </table:table-row>
      </table:table>
      <text:p text:style-name="P11"/>
      <text:p text:style-name="P11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0">Название задачи и url: </text:p>
          </table:table-cell>
        </table:table-row>
        <table:table-row>
          <table:table-cell table:style-name="Таблица5.A2" office:value-type="string">
            <text:p text:style-name="P2"><text:span text:style-name="T22">Цели в Яндекс.Метрика <text:s/></text:span><text:a xlink:type="simple" xlink:href="https://redmine.notamedia.ru/issues/56970">https://redmine.notamedia.ru/issues/56970</text:a><text:span text:style-name="T22"> </text:span></text:p>
          </table:table-cell>
        </table:table-row>
        <table:table-row>
          <table:table-cell table:style-name="Таблица5.A2" office:value-type="string">
            <text:p text:style-name="P9">Краткое описание:</text:p>
          </table:table-cell>
        </table:table-row>
        <table:table-row>
          <table:table-cell table:style-name="Таблица5.A2" office:value-type="string">
            <text:p text:style-name="P14">Запись к врачу. <text:span text:style-name="T28">Альтернативный</text:span> сценарий</text:p>
            <text:p text:style-name="P13">(Желательно делать в Opera)</text:p>
          </table:table-cell>
        </table:table-row>
        <table:table-row>
          <table:table-cell table:style-name="Таблица5.A2" office:value-type="string">
            <text:p text:style-name="P9">Действия:</text:p>
          </table:table-cell>
        </table:table-row>
        <table:table-row>
          <table:table-cell table:style-name="Таблица5.A2" office:value-type="string">
            <text:list xml:id="list114304751154265" text:continue-list="list114306049820437" text:style-name="L1">
              <text:list-item text:start-value="1">
                <text:p text:style-name="P3"><text:span text:style-name="T22">Вызываем консоль разработчика </text:span><text:span text:style-name="Strong_20_Emphasis"><text:span text:style-name="T10">Ctrl</text:span></text:span><text:span text:style-name="T11">+</text:span><text:span text:style-name="Strong_20_Emphasis"><text:span text:style-name="T10">Shift</text:span></text:span><text:span text:style-name="T11">+</text:span><text:span text:style-name="Strong_20_Emphasis"><text:span text:style-name="T10">J</text:span></text:span></text:p>
              </text:list-item>
              <text:list-item>
                <text:p text:style-name="P4"><text:span text:style-name="T21">Заходим на </text:span><text:span text:style-name="T24">главную страницу (url: </text:span><text:a xlink:type="simple" xlink:href="https://uslugi.mosreg.ru/zdrav/find_recipe">https://uslugi.mosreg.ru/zdrav</text:a><text:span text:style-name="T24">) </text:span><text:span text:style-name="T21"><text:s/></text:span></text:p>
              </text:list-item>
              <text:list-item>
                <text:p text:style-name="P19">В конец url добавляем /?_ym_debug=1</text:p>
              </text:list-item>
              <text:list-item>
                <text:p text:style-name="P22">В блоке ЭР клик по ссылке «<text:span text:style-name="T29">График работы специалистов» </text:span></text:p>
              </text:list-item>
              <text:list-item>
                <text:p text:style-name="P5">Выбор мед. Учреждения</text:p>
              </text:list-item>
              <text:list-item>
                <text:p text:style-name="P5">Выбор специализации врача</text:p>
              </text:list-item>
              <text:list-item>
                <text:p text:style-name="P5">Выбор врача и даты приёма</text:p>
              </text:list-item>
              <text:list-item>
                <text:p text:style-name="P5">Выбор времени посещения врача</text:p>
              </text:list-item>
              <text:list-item>
                <text:p text:style-name="P1"><text:span text:style-name="T20">Создание записи к врачу</text:span></text:p>
              </text:list-item>
            </text:list>
          </table:table-cell>
        </table:table-row>
        <text:soft-page-break/>
        <table:table-row>
          <table:table-cell table:style-name="Таблица5.A2" office:value-type="string">
            <text:p text:style-name="P9">Ожидаемый результат:</text:p>
          </table:table-cell>
        </table:table-row>
        <table:table-row>
          <table:table-cell table:style-name="Таблица5.A2" office:value-type="string">
            <text:p text:style-name="P15">В консоли появляется строки:</text:p>
            <text:p text:style-name="P16">Шаг 5 - <text:span text:style-name="T29">Reach goal. Counter: 29822639. Goal id: alternative_lpu_select. Params: <text:s/>undefined</text:span></text:p>
            <text:p text:style-name="P16">Шаг 6 - <text:span text:style-name="T29">Reach goal. Counter: 29822639. Goal id: alternative_spec_select. Params: <text:s/>undefined</text:span></text:p>
            <text:p text:style-name="P16">Шаг 7 - <text:span text:style-name="T29">Reach goal. Counter: 29822639. Goal id: alternative_doc_select. Params: <text:s/>undefined</text:span></text:p>
            <text:p text:style-name="P16">Шаг <text:span text:style-name="T29">8</text:span> - <text:span text:style-name="T29">Reach goal. Counter: 29822639. Goal id: alternative_time_select. Params: <text:s/>undefined</text:span></text:p>
            <text:p text:style-name="P16">Шаг <text:span text:style-name="T29">9</text:span> - <text:span text:style-name="T29">Reach goal. Counter: 29822639. Goal id: alternative_create_visit. Params: <text:s/>undefined</text:span></text:p>
          </table:table-cell>
        </table:table-row>
      </table:table>
      <text:p text:style-name="P11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0">Название задачи и url: </text:p>
          </table:table-cell>
        </table:table-row>
        <table:table-row>
          <table:table-cell table:style-name="Таблица6.A2" office:value-type="string">
            <text:p text:style-name="P2"><text:span text:style-name="T22">Цели в Яндекс.Метрика <text:s/></text:span><text:a xlink:type="simple" xlink:href="https://redmine.notamedia.ru/issues/56970">https://redmine.notamedia.ru/issues/56970</text:a><text:span text:style-name="T22"> </text:span></text:p>
          </table:table-cell>
        </table:table-row>
        <table:table-row>
          <table:table-cell table:style-name="Таблица6.A2" office:value-type="string">
            <text:p text:style-name="P9">Краткое описание:</text:p>
          </table:table-cell>
        </table:table-row>
        <table:table-row>
          <table:table-cell table:style-name="Таблица6.A2" office:value-type="string">
            <text:p text:style-name="P6">Пациенту запрещена запись через интернет</text:p>
            <text:p text:style-name="P13">(Желательно делать в Opera)</text:p>
          </table:table-cell>
        </table:table-row>
        <table:table-row>
          <table:table-cell table:style-name="Таблица6.A2" office:value-type="string">
            <text:p text:style-name="P9">Действия:</text:p>
          </table:table-cell>
        </table:table-row>
        <table:table-row>
          <table:table-cell table:style-name="Таблица6.A2" office:value-type="string">
            <text:list xml:id="list114305130894467" text:continue-list="list114304751154265" text:style-name="L1">
              <text:list-item text:start-value="1">
                <text:p text:style-name="P3"><text:span text:style-name="T22">Вызываем консоль разработчика </text:span><text:span text:style-name="Strong_20_Emphasis"><text:span text:style-name="T10">Ctrl</text:span></text:span><text:span text:style-name="T11">+</text:span><text:span text:style-name="Strong_20_Emphasis"><text:span text:style-name="T10">Shift</text:span></text:span><text:span text:style-name="T11">+</text:span><text:span text:style-name="Strong_20_Emphasis"><text:span text:style-name="T10">J</text:span></text:span></text:p>
              </text:list-item>
              <text:list-item>
                <text:p text:style-name="P4"><text:span text:style-name="T21">Заходим на </text:span><text:span text:style-name="T24">главную страницу (url: </text:span><text:a xlink:type="simple" xlink:href="https://uslugi.mosreg.ru/zdrav/find_recipe">https://uslugi.mosreg.ru/zdrav</text:a><text:span text:style-name="T24">) </text:span><text:span text:style-name="T21"><text:s/></text:span></text:p>
              </text:list-item>
              <text:list-item>
                <text:p text:style-name="P19">В конец url добавляем /?_ym_debug=1</text:p>
              </text:list-item>
              <text:list-item>
                <text:p text:style-name="P23"><text:span text:style-name="T30">Авторизуемся в ЭР - </text:span><text:span text:style-name="T19">7757610884003027</text:span><text:span text:style-name="T30"> </text:span><text:span text:style-name="T32">15</text:span><text:span text:style-name="T30">.0</text:span><text:span text:style-name="T32">2</text:span><text:span text:style-name="T30">.19</text:span><text:span text:style-name="T32">83</text:span><text:span text:style-name="T30"> . </text:span><text:span text:style-name="T31">Нажимаем кнопку «Найти»</text:span></text:p>
              </text:list-item>
              <text:list-item>
                <text:p text:style-name="P8">Выбираем поликлинику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9">Ожидаемый результат:</text:p>
          </table:table-cell>
        </table:table-row>
        <table:table-row>
          <table:table-cell table:style-name="Таблица6.A2" office:value-type="string">
            <text:p text:style-name="P15">В консоли появляется строк<text:span text:style-name="T33">а</text:span>:</text:p>
            <text:p text:style-name="P18">Reach goal. Counter: 29822639. Goal id: doctor_appointment_restricted. Params: <text:s/>undefined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Open Sans" svg:font-family="'Open Sans', Helvetica, Arial, sans-serif"/>
    <style:font-face style:name="PTMonoRegular" svg:font-family="PTMonoRegular"/>
    <style:font-face style:name="Trebuchet MS" svg:font-family="'Trebuchet MS', Verdana, sans-serif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0:11:28.615797615</meta:creation-date>
    <dc:date>2015-09-29T11:43:04.528520469</dc:date>
    <meta:editing-duration>PT47M29S</meta:editing-duration>
    <meta:editing-cycles>12</meta:editing-cycles>
    <meta:generator>LibreOffice/4.2.8.2$Linux_X86_64 LibreOffice_project/420m0$Build-2</meta:generator>
    <meta:document-statistic meta:table-count="6" meta:image-count="0" meta:object-count="0" meta:page-count="4" meta:paragraph-count="98" meta:word-count="539" meta:character-count="4297" meta:non-whitespace-character-count="3846"/>
  </office:meta>
</office:document-meta>
</file>